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indent="0cm" style:auto-text-indent="false"/>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fo:font-size="12pt" style:font-size-asian="10.5pt" style:font-size-complex="12pt"/>
    </style:style>
    <style:style style:name="P24" style:family="paragraph" style:parent-style-name="Text_20_body" style:list-style-name="L6">
      <style:text-properties style:font-name="Courier New" fo:font-size="10pt" style:font-size-asian="10pt" style:font-size-complex="10pt"/>
    </style:style>
    <style:style style:name="P25" style:family="paragraph" style:parent-style-name="Text_20_body" style:list-style-name="L7">
      <style:text-properties style:font-name="Courier New" fo:font-size="10pt" style:font-size-asian="10pt" style:font-size-complex="10pt"/>
    </style:style>
    <style:style style:name="P26" style:family="paragraph" style:parent-style-name="Text_20_body" style:list-style-name="L10">
      <style:text-properties style:font-name="Courier New" fo:font-size="10pt" style:font-size-asian="10pt" style:font-size-complex="10pt"/>
    </style:style>
    <style:style style:name="P27" style:family="paragraph" style:parent-style-name="Text_20_body" style:list-style-name="L7"/>
    <style:style style:name="P28" style:family="paragraph" style:parent-style-name="Text_20_body" style:list-style-name="L8">
      <style:text-properties fo:color="#000000" style:text-line-through-style="none" style:font-name="Courier New" fo:font-size="10pt" style:font-name-asian="Consolas" style:font-size-asian="10pt" style:font-name-complex="Consolas" style:font-size-complex="10pt"/>
    </style:style>
    <style:style style:name="P29" style:family="paragraph" style:parent-style-name="Text_20_body" style:list-style-name="L10">
      <style:text-properties fo:color="#000000" style:font-name="Courier New" fo:font-size="10pt" style:font-name-asian="Consolas" style:font-size-asian="10pt" style:font-name-complex="Consolas" style:font-size-complex="10pt"/>
    </style:style>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paragraph-properties fo:text-align="start" style:justify-single-word="false"/>
    </style:style>
    <style:style style:name="P40" style:family="paragraph" style:parent-style-name="Text_20_body" style:list-style-name="L19">
      <style:paragraph-properties fo:text-align="start" style:justify-single-word="false"/>
    </style:style>
    <style:style style:name="P41" style:family="paragraph" style:parent-style-name="Text_20_body" style:list-style-name="L19"/>
    <style:style style:name="P42" style:family="paragraph" style:parent-style-name="Text_20_body" style:list-style-nam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2">
      <style:paragraph-properties fo:margin-top="0cm" fo:margin-bottom="0cm"/>
    </style:style>
    <style:style style:name="P48" style:family="paragraph" style:parent-style-name="Heading_20_1">
      <style:paragraph-properties fo:text-align="center" style:justify-single-word="false"/>
    </style:style>
    <style:style style:name="P49" style:family="paragraph" style:parent-style-name="Heading_20_2">
      <style:paragraph-properties fo:break-before="page"/>
    </style:style>
    <style:style style:name="P50" style:family="paragraph" style:parent-style-name="Table_20_Contents" style:list-style-name="L20"/>
    <style:style style:name="P51" style:family="paragraph" style:parent-style-name="Table_20_Contents" style:list-style-name="L21"/>
    <style:style style:name="P52" style:family="paragraph" style:parent-style-name="Table_20_Contents" style:list-style-name="L24"/>
    <style:style style:name="P53" style:family="paragraph" style:parent-style-name="Table_20_Contents" style:list-style-name="L25"/>
    <style:style style:name="P54" style:family="paragraph" style:parent-style-name="Table_20_Contents" style:list-style-name="L26"/>
    <style:style style:name="P55" style:family="paragraph" style:parent-style-name="Table_20_Contents" style:list-style-name="L20">
      <style:paragraph-properties fo:margin-top="0cm" fo:margin-bottom="0cm"/>
    </style:style>
    <style:style style:name="P56" style:family="paragraph" style:parent-style-name="Table_20_Contents" style:list-style-name="L21">
      <style:paragraph-properties fo:margin-top="0cm" fo:margin-bottom="0cm"/>
    </style:style>
    <style:style style:name="P5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style:font-name="Courier New" fo:font-size="13pt" style:font-size-asian="13pt" style:font-size-complex="13pt"/>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Courier New" fo:font-size="10pt" style:font-size-asian="10pt" style:font-size-complex="10pt"/>
    </style:style>
    <style:style style:name="T20" style:family="text">
      <style:text-properties style:font-name="Times New Roman2" fo:font-size="12pt" style:font-size-asian="10.5pt" style:font-size-complex="12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33966584" text:id="ct333966584">
          <text:insertion>
            <office:change-info>
              <dc:creator>Mark Rotteveel</dc:creator>
              <dc:date>2012-05-06T18:31:00</dc:date>
            </office:change-info>
          </text:insertion>
        </text:changed-region>
        <text:changed-region xml:id="ct333971576" text:id="ct333971576">
          <text:insertion>
            <office:change-info>
              <dc:creator>Mark Rotteveel</dc:creator>
              <dc:date>2012-05-06T18:46:00</dc:date>
            </office:change-info>
          </text:insertion>
        </text:changed-region>
        <text:changed-region xml:id="ct333969600" text:id="ct333969600">
          <text:insertion>
            <office:change-info>
              <dc:creator>Mark Rotteveel</dc:creator>
              <dc:date>2012-05-06T18:47:00</dc:date>
            </office:change-info>
          </text:insertion>
        </text:changed-region>
        <text:changed-region xml:id="ct333971056" text:id="ct333971056">
          <text:insertion>
            <office:change-info>
              <dc:creator>Mark Rotteveel</dc:creator>
              <dc:date>2012-05-06T18:50:00</dc:date>
            </office:change-info>
          </text:insertion>
        </text:changed-region>
        <text:changed-region xml:id="ct333970952" text:id="ct333970952">
          <text:insertion>
            <office:change-info>
              <dc:creator>Mark Rotteveel</dc:creator>
              <dc:date>2012-05-06T18:51:00</dc:date>
            </office:change-info>
          </text:insertion>
        </text:changed-region>
        <text:changed-region xml:id="ct339181424" text:id="ct339181424">
          <text:insertion>
            <office:change-info>
              <dc:creator>Mark Rotteveel</dc:creator>
              <dc:date>2012-05-06T18:53:00</dc:date>
            </office:change-info>
          </text:insertion>
        </text:changed-region>
        <text:changed-region xml:id="ct339181320" text:id="ct339181320">
          <text:insertion>
            <office:change-info>
              <dc:creator>Mark Rotteveel</dc:creator>
              <dc:date>2012-05-06T18:54:00</dc:date>
            </office:change-info>
          </text:insertion>
        </text:changed-region>
        <text:changed-region xml:id="ct339181112" text:id="ct339181112">
          <text:insertion>
            <office:change-info>
              <dc:creator>Mark Rotteveel</dc:creator>
              <dc:date>2012-05-06T18:56:00</dc:date>
            </office:change-info>
          </text:insertion>
        </text:changed-region>
        <text:changed-region xml:id="ct332760632" text:id="ct332760632">
          <text:insertion>
            <office:change-info>
              <dc:creator>Mark Rotteveel</dc:creator>
              <dc:date>2012-05-06T18:07:00</dc:date>
            </office:change-info>
          </text:insertion>
        </text:changed-region>
        <text:changed-region xml:id="ct332762712" text:id="ct332762712">
          <text:insertion>
            <office:change-info>
              <dc:creator>Mark Rotteveel</dc:creator>
              <dc:date>2012-05-06T18:08:00</dc:date>
            </office:change-info>
          </text:insertion>
        </text:changed-region>
        <text:changed-region xml:id="ct332762192" text:id="ct332762192">
          <text:insertion>
            <office:change-info>
              <dc:creator>Mark Rotteveel</dc:creator>
              <dc:date>2012-05-06T18:09:00</dc:date>
            </office:change-info>
          </text:insertion>
        </text:changed-region>
        <text:changed-region xml:id="ct332761880" text:id="ct332761880">
          <text:insertion>
            <office:change-info>
              <dc:creator>Mark Rotteveel</dc:creator>
              <dc:date>2012-05-06T18:10:00</dc:date>
            </office:change-info>
          </text:insertion>
        </text:changed-region>
        <text:changed-region xml:id="ct332761776" text:id="ct332761776">
          <text:insertion>
            <office:change-info>
              <dc:creator>Mark Rotteveel</dc:creator>
              <dc:date>2012-05-06T18:11:00</dc:date>
            </office:change-info>
          </text:insertion>
        </text:changed-region>
        <text:changed-region xml:id="ct333803848" text:id="ct333803848">
          <text:insertion>
            <office:change-info>
              <dc:creator>Mark Rotteveel</dc:creator>
              <dc:date>2012-05-06T18:25:00</dc:date>
            </office:change-info>
          </text:insertion>
        </text:changed-region>
        <text:changed-region xml:id="ct332761672" text:id="ct332761672">
          <text:insertion>
            <office:change-info>
              <dc:creator>Mark Rotteveel</dc:creator>
              <dc:date>2012-05-06T18:12:00</dc:date>
            </office:change-info>
          </text:insertion>
        </text:changed-region>
        <text:changed-region xml:id="ct332761360" text:id="ct332761360">
          <text:insertion>
            <office:change-info>
              <dc:creator>Mark Rotteveel</dc:creator>
              <dc:date>2012-05-06T18:16:00</dc:date>
            </office:change-info>
          </text:insertion>
        </text:changed-region>
        <text:changed-region xml:id="ct332761152" text:id="ct332761152">
          <text:insertion>
            <office:change-info>
              <dc:creator>Mark Rotteveel</dc:creator>
              <dc:date>2012-05-06T18:17:00</dc:date>
            </office:change-info>
          </text:insertion>
        </text:changed-region>
        <text:changed-region xml:id="ct333546608" text:id="ct333546608">
          <text:insertion>
            <office:change-info>
              <dc:creator>Mark Rotteveel</dc:creator>
              <dc:date>2012-05-06T18:18:00</dc:date>
            </office:change-info>
          </text:insertion>
        </text:changed-region>
        <text:changed-region xml:id="ct333967832" text:id="ct333967832">
          <text:insertion>
            <office:change-info>
              <dc:creator>Mark Rotteveel</dc:creator>
              <dc:date>2012-05-06T18:33:00</dc:date>
            </office:change-info>
          </text:insertion>
        </text:changed-region>
        <text:changed-region xml:id="ct333967936" text:id="ct333967936">
          <text:insertion>
            <office:change-info>
              <dc:creator>Mark Rotteveel</dc:creator>
              <dc:date>2012-05-06T18:34:00</dc:date>
            </office:change-info>
          </text:insertion>
        </text:changed-region>
        <text:changed-region xml:id="ct333968040" text:id="ct333968040">
          <text:insertion>
            <office:change-info>
              <dc:creator>Mark Rotteveel</dc:creator>
              <dc:date>2012-05-06T18:35:00</dc:date>
            </office:change-info>
          </text:insertion>
        </text:changed-region>
        <text:changed-region xml:id="ct333968248" text:id="ct333968248">
          <text:insertion>
            <office:change-info>
              <dc:creator>Mark Rotteveel</dc:creator>
              <dc:date>2012-05-06T18:36:00</dc:date>
            </office:change-info>
          </text:insertion>
        </text:changed-region>
        <text:changed-region xml:id="ct333969080" text:id="ct333969080">
          <text:insertion>
            <office:change-info>
              <dc:creator>Mark Rotteveel</dc:creator>
              <dc:date>2012-05-06T18: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JCA/JDBC Driver<text:line-break/><draw:path text:anchor-type="as-char" svg:y="0cm" draw:z-index="0" draw:style-name="gr1" draw:text-style-name="P57"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 beta 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
          <text:p text:style-name="P16"><text:a xlink:type="simple" xlink:href="#__RefHeading__2737_1560579136">General Notes</text:a></text:p>
          <text:p text:style-name="P17"><text:a xlink:type="simple" xlink:href="#__RefHeading__2739_1560579136">Supported Firebird versions</text:a></text:p>
          <text:p text:style-name="P17"><text:a xlink:type="simple" xlink:href="#__RefHeading__6627_1850987433">Supported Java versions</text:a></text:p>
          <text:p text:style-name="P17"><text:a xlink:type="simple" xlink:href="#__RefHeading__2741_1560579136">Specification support</text:a></text:p>
          <text:p text:style-name="P16"><text:a xlink:type="simple" xlink:href="#__RefHeading__2743_1560579136">What's new in Jaybird 2.2</text:a></text:p>
          <text:p text:style-name="P17"><text:a xlink:type="simple" xlink:href="#__RefHeading__6629_1850987433">Support for getGeneratedKeys()</text:a></text:p>
          <text:p text:style-name="P17"><text:a xlink:type="simple" xlink:href="#__RefHeading__2745_1560579136">Java 6 and JDBC 4.0 API support</text:a></text:p>
          <text:p text:style-name="P17"><text:a xlink:type="simple" xlink:href="#__RefHeading__8759_1080388197">Java 7 and JDBC 4.1 API support</text:a></text:p>
          <text:p text:style-name="P17"><text:a xlink:type="simple" xlink:href="#__RefHeading__6631_1850987433">Jaybird on Maven</text:a></text:p>
          <text:p text:style-name="P17"><text:a xlink:type="simple" xlink:href="#__RefHeading__2747_1560579136">Native and Embedded (JNI) 64-bit Windows and Linux support</text:a></text:p>
          <text:p text:style-name="P17"><text:a xlink:type="simple" xlink:href="#__RefHeading__2749_1560579136">Support for Firebird 2.5</text:a></text:p>
          <text:p text:style-name="P17"><text:a xlink:type="simple" xlink:href="#__RefHeading__3644_1575618738">Other fixes and changes</text:a></text:p>
          <text:p text:style-name="P17"><text:a xlink:type="simple" xlink:href="#__RefHeading__2751_1560579136">Compatibility changes</text:a></text:p>
          <text:p text:style-name="P17"><text:a xlink:type="simple" xlink:href="#__RefHeading__2753_1560579136">Important changes to Datasources</text:a></text:p>
          <text:p text:style-name="P16"><text:a xlink:type="simple" xlink:href="#__RefHeading__8761_1080388197">Distribution package</text:a></text:p>
          <text:p text:style-name="P17"><text:a xlink:type="simple" xlink:href="#__RefHeading__2773_1560579136">License</text:a></text:p>
          <text:p text:style-name="P17"><text:a xlink:type="simple" xlink:href="#__RefHeading__2775_1560579136">Source Code</text:a></text:p>
          <text:p text:style-name="P16"><text:a xlink:type="simple" xlink:href="#__RefHeading__8763_1080388197">Documentation and Support</text:a></text:p>
          <text:p text:style-name="P17"><text:a xlink:type="simple" xlink:href="#__RefHeading__2821_1560579136">Where to get more information on Jaybird</text:a></text:p>
          <text:p text:style-name="P17"><text:a xlink:type="simple" xlink:href="#__RefHeading__2823_1560579136">Where to get help</text:a></text:p>
          <text:p text:style-name="P17"><text:a xlink:type="simple" xlink:href="#__RefHeading__2825_1560579136">Reporting Bugs</text:a></text:p>
          <text:p text:style-name="P17"><text:a xlink:type="simple" xlink:href="#__RefHeading__8765_1080388197">Corrections/Additions To Release Notes</text:a></text:p>
          <text:p text:style-name="P16"><text:a xlink:type="simple" xlink:href="#__RefHeading__8767_1080388197">JDBC URL Format</text:a></text:p>
          <text:p text:style-name="P17"><text:a xlink:type="simple" xlink:href="#__RefHeading__2779_1560579136">Pure Java</text:a></text:p>
          <text:p text:style-name="P17"><text:a xlink:type="simple" xlink:href="#__RefHeading__2781_1560579136">Using Firebird client library</text:a></text:p>
          <text:p text:style-name="P17"><text:a xlink:type="simple" xlink:href="#__RefHeading__2783_1560579136">Embedded Server</text:a></text:p>
          <text:p text:style-name="P16"><text:a xlink:type="simple" xlink:href="#__RefHeading__8769_1080388197">Using Type 2 and Embedded Server driver</text:a></text:p>
          <text:p text:style-name="P17"><text:a xlink:type="simple" xlink:href="#__RefHeading__2789_1560579136">Configuring Type 2 JDBC driver</text:a></text:p>
          <text:p text:style-name="P17"><text:a xlink:type="simple" xlink:href="#__RefHeading__2791_1560579136">Configuring Embedded Server JDBC driver</text:a></text:p>
          <text:p text:style-name="P17"><text:a xlink:type="simple" xlink:href="#__RefHeading__4053_1508899958">Support for multiple JNI libraries</text:a></text:p>
          <text:p text:style-name="P16"><text:a xlink:type="simple" xlink:href="#__RefHeading__2755_1560579136">Usage and Reference Manual</text:a></text:p>
          <text:p text:style-name="P17"><text:a xlink:type="simple" xlink:href="#__RefHeading__2757_1560579136">Events</text:a></text:p>
          <text:p text:style-name="P17"><text:a xlink:type="simple" xlink:href="#__RefHeading__2763_1560579136">Updatable result sets</text:a></text:p>
          <text:p text:style-name="P17"><text:a xlink:type="simple" xlink:href="#__RefHeading__2765_1560579136">Firebird management interfaces</text:a></text:p>
          <text:p text:style-name="P17"><text:a xlink:type="simple" xlink:href="#__RefHeading__2767_1560579136">Jaybird JDBC extensions</text:a></text:p>
          <text:p text:style-name="P17"><text:a xlink:type="simple" xlink:href="#__RefHeading__2785_1560579136">JDBC connection properties</text:a></text:p>
          <text:p text:style-name="P16"><text:a xlink:type="simple" xlink:href="#__RefHeading__2793_1560579136">JDBC Compatibility</text:a></text:p>
          <text:p text:style-name="P17"><text:a xlink:type="simple" xlink:href="#__RefHeading__2795_1560579136">JDBC deviations and unimplemented features</text:a></text:p>
          <text:p text:style-name="P16"><text:a xlink:type="simple" xlink:href="#__RefHeading__2797_1560579136">Jaybird Specifics</text:a></text:p>
          <text:p text:style-name="P17"><text:a xlink:type="simple" xlink:href="#__RefHeading__2799_1560579136">Result sets</text:a></text:p>
          <text:p text:style-name="P17"><text:a xlink:type="simple" xlink:href="#__RefHeading__2801_1560579136">Using java.sql.ParameterMetaData with Callable Statements</text:a></text:p>
          <text:p text:style-name="P17"><text:a xlink:type="simple" xlink:href="#__RefHeading__2803_1560579136">Using ResultSet.getCharacterStream with BLOB fields</text:a></text:p>
          <text:p text:style-name="P17"><text:a xlink:type="simple" xlink:href="#__RefHeading__2805_1560579136">Heuristic transaction completion support</text:a></text:p>
          <text:p text:style-name="P17"><text:a xlink:type="simple" xlink:href="#__RefHeading__3722_2133805793">Compatibility with com.sun.rowset.*</text:a></text:p>
          <text:p text:style-name="P16"><text:a xlink:type="simple" xlink:href="#__RefHeading__2807_1560579136">Connection pooling with Jaybird</text:a></text:p>
          <text:p text:style-name="P17"><text:a xlink:type="simple" xlink:href="#__RefHeading__2809_1560579136">Usage scenario</text:a></text:p>
          <text:p text:style-name="P17"><text:soft-page-break/><text:a xlink:type="simple" xlink:href="#__RefHeading__2811_1560579136">Connection Pool Classes (deprecated)</text:a></text:p>
          <text:p text:style-name="P17"><text:a xlink:type="simple" xlink:href="#__RefHeading__2813_1560579136">org.firebirdsql.pool.FBConnectionPoolDataSource (deprecated)</text:a></text:p>
          <text:p text:style-name="P17"><text:a xlink:type="simple" xlink:href="#__RefHeading__2815_1560579136">org.firebirdsql.pool.FBWrappingDataSource</text:a></text:p>
          <text:p text:style-name="P17"><text:a xlink:type="simple" xlink:href="#__RefHeading__2817_1560579136">Runtime object allocation and deallocation hints</text:a></text:p>
        </text:index-body>
      </text:table-of-content>
      <text:p text:style-name="Text_20_body"/>
      <text:h text:style-name="P49"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0 beta 1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a Firebird-specific changes in the protocol and the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beta 1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49" text:outline-level="2"><text:bookmark-start text:name="__RefHeading__2743_1560579136"/>What's new in Jaybird 2.2<text:bookmark-end text:name="__RefHeading__2743_1560579136"/></text:h>
      <text:p text:style-name="Text_20_body">Jaybird 2.2 introduces the following new features and fixes:<text:change-start text:change-id="ct333966584"/></text:p>
      <text:h text:style-name="Heading_20_3" text:outline-level="3">Changes and fixes since Jaybird 2.2.0 beta 1</text:h>
      <text:p text:style-name="Text_20_body"><text:change-end text:change-id="ct333966584"/><text:change-start text:change-id="ct333971576"/>The following was changed or fixed after the release of Jaybird 2.2.0 beta 1<text:change-end text:change-id="ct333971576"/><text:change-start text:change-id="ct333969600"/>:</text:p>
      <text:list xml:id="list38595649" text:style-name="L28">
        <text:list-item>
          <text:p text:style-name="P46"><text:span text:style-name="T2">ConcurrentModificationException</text:span> when closing connection obtained from <text:span text:style-name="T2">org.firebirdsql.ds.FBConnectionPoolDataSource</text:span> with statements open <text:span text:style-name="T13">(</text:span><text:a xlink:type="simple" xlink:href="http://tracker.firebirdsql.org/browse/JDBC-250"><text:span text:style-name="T13">JDBC-250</text:span></text:a><text:span text:style-name="T13">)</text:span><text:change-end text:change-id="ct333969600"/><text:change-start text:change-id="ct333971056"/></text:p>
        </text:list-item>
        <text:list-item>
          <text:p text:style-name="P46"><text:span text:style-name="T15">Memory leak when obtaining mu</text:span><text:change-end text:change-id="ct333971056"/><text:change-start text:change-id="ct333970952"/><text:span text:style-name="T15">ltiple connections for the same URL </text:span><text:span text:style-name="T13">(</text:span><text:a xlink:type="simple" xlink:href="http://tracker.firebirdsql.org/browse/JDBC-249"><text:span text:style-name="T13">JDBC-249</text:span></text:a><text:span text:style-name="T13">)</text:span><text:change-end text:change-id="ct333970952"/><text:change-start text:change-id="ct339181424"/></text:p>
        </text:list-item>
        <text:list-item>
          <text:p text:style-name="P46"><text:span text:style-name="T15">CPU spikes to 100% when using events and Firebird Server is stopped or unreachable </text:span><text:span text:style-name="T13">(</text:span><text:a xlink:type="simple" xlink:href="http://tracker.firebirdsql.org/browse/JDBC-232"><text:span text:style-name="T13">JDBC-</text:span></text:a><text:change-end text:change-id="ct339181424"/><text:change-start text:change-id="ct339181320"/><text:a xlink:type="simple" xlink:href="http://tracker.firebirdsql.org/browse/JDBC-232"><text:span text:style-name="T13">232</text:span></text:a><text:span text:style-name="T13">)</text:span><text:change-end text:change-id="ct339181320"/><text:change-start text:change-id="ct339181112"/></text:p>
        </text:list-item>
        <text:list-item>
          <text:p text:style-name="P46"><text:span text:style-name="T15">Events do not work on Embedded </text:span><text:span text:style-name="T13">(</text:span><text:a xlink:type="simple" xlink:href="http://tracker.firebirdsql.org/browse/JDBC-247"><text:span text:style-name="T13">JDBC-247</text:span></text:a><text:span text:style-name="T13">)</text:span><text:change-end text:change-id="ct339181112"/></text:p>
        </text:list-item>
      </text:list>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8197035" text:style-name="L1">
        <text:list-item>
          <text:p text:style-name="P18">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13">We opted to include all columns as it is next to impossible to decide which columns are filled by a trigger or otherwise and only returning the primary key will be too limiting</text:p>
      <text:list xml:id="list38714426" text:continue-numbering="true" text:style-name="L1">
        <text:list-item>
          <text:p text:style-name="P18">Methods accepting an <text:span text:style-name="T2">int[]</text:span> parameter with column indexes.</text:p>
        </text:list-item>
      </text:list>
      <text:p text:style-name="P14">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8716428" text:continue-numbering="true" text:style-name="L1">
        <text:list-item>
          <text:p text:style-name="P18">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8715221" text:continue-numbering="true" text:style-name="L1">
        <text:list-item>
          <text:p text:style-name="P18">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text:soft-page-break/>Java 6 and JDBC 4.0 API support<text:bookmark-end text:name="__RefHeading__2745_1560579136"/></text:h>
      <text:p text:style-name="Text_20_body">Support was added for the following JDBC 4.0 features:</text:p>
      <text:list xml:id="list38214447" text:style-name="L2">
        <text:list-item>
          <text:p text:style-name="P19">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19"><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19"><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19"><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8215511" text:style-name="L3">
        <text:list-item>
          <text:p text:style-name="P20">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20">Statement <text:span text:style-name="T15">closeOnCompletion</text:span></text:p>
        </text:list-item>
      </text:list>
      <text:p text:style-name="Text_20_body">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0 beta 1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This beta is deployed as version <text:span text:style-name="T2">2.2.0-beta-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8197241" text:style-name="L4">
        <text:list-item>
          <text:p text:style-name="P21">The security database can be set</text:p>
        </text:list-item>
        <text:list-item>
          <text:p text:style-name="P21">Support for SET/DROP AUTO ADMIN</text:p>
        </text:list-item>
        <text:list-item>
          <text:p text:style-name="P21">Mapping for new role RDB$ADMIN in security database</text:p>
        </text:list-item>
        <text:list-item>
          <text:p text:style-name="P21">Added new Firebird 2.1 shutdown/online modes availabe in Firebird 2.5 via the Services API</text:p>
        </text:list-item>
        <text:list-item>
          <text:p text:style-name="P21">Support for NBackup via Services API in Firebird 2.5</text:p>
        </text:list-item>
        <text:list-item>
          <text:p text:style-name="P21">Support for Trace/Audit via Services API in Firebird 2.5<text:change-start text:change-id="ct332760632"/></text:p>
        </text:list-item>
      </text:list>
      <text:h text:style-name="Heading_20_3" text:outline-level="3"><text:change-end text:change-id="ct332760632"/><text:change-start text:change-id="ct332762712"/>Improved support for OpenOffice / LibreOffice Base</text:h>
      <text:p text:style-name="Text_20_body">The interpretation of<text:change-end text:change-id="ct332762712"/><text:change-start text:change-id="ct332762192"/> the JDBC standard by Jaybird differs from the interpretation by OpenOffice / LibreOffice. <text:change-end text:change-id="ct332762192"/><text:change-start text:change-id="ct332761880"/>To address some of the problems caused by these differences, Jaybird now provides a <text:soft-page-break/>separate protocol for OpenOffice / LibreOffice.<text:change-end text:change-id="ct332761880"/><text:change-start text:change-id="ct332761776"/></text:p>
      <text:p text:style-name="Text_20_body">When connecting from Base, use the protocol prefix <text:span text:style-name="T2">jdbc:firebirdsql:oo:</text:span><text:change-end text:change-id="ct332761776"/><text:change-start text:change-id="ct333803848"/><text:span text:style-name="T8">. Be aware that this is a variant of the pure Java wire protocol and not the native or embedded protocol.</text:span><text:change-end text:change-id="ct333803848"/><text:change-start text:change-id="ct332761672"/></text:p>
      <text:p text:style-name="Text_20_body">Issues addressed by this protocol:</text:p>
      <text:list xml:id="list38246822" text:style-name="L27">
        <text:list-item>
          <text:p text:style-name="P45"><text:change-end text:change-id="ct332761672"/><text:change-start text:change-id="ct332761360"/>ResultSets are not closed <text:s/>when<text:change-end text:change-id="ct332761360"/><text:change-start text:change-id="ct332761152"/> a statements is finished (eg fully read ResultSet or when creating a new Statement in autoCommit mode)</text:p>
        </text:list-item>
        <text:list-item>
          <text:p text:style-name="P45"><text:span text:style-name="T2">DatabaseMetaData#getTablePrivileges(...)</text:span> <text:s/>reports<text:change-end text:change-id="ct332761152"/><text:change-start text:change-id="ct333546608"/> privileges granted to <text:span text:style-name="T2">PUBLIC</text:span> and to the current role (as reported by <text:span text:style-name="T2">CURRENT_ROLE</text:span>) as being granted to the user <text:span text:style-name="T13">(after Jaybird 2.2.0 beta 1)</text:span>.<text:change-end text:change-id="ct333546608"/></text:p>
        </text:list-item>
      </text:list>
      <text:h text:style-name="Heading_20_3" text:outline-level="3"><text:bookmark-start text:name="__RefHeading__3644_1575618738"/>Other fixes and changes<text:bookmark-end text:name="__RefHeading__3644_1575618738"/></text:h>
      <text:list xml:id="list38206897" text:style-name="L5">
        <text:list-item>
          <text:p text:style-name="P23">Replaced <text:span text:style-name="T2">mini-j2ee.jar</text:span> with <text:span text:style-name="T2">connector-api-1.5.jar</text:span>: make sure to remove the old <text:span text:style-name="T2">mini-j2ee.jar</text:span> from the classpath of your application.</text:p>
        </text:list-item>
        <text:list-item>
          <text:p text:style-name="P23">Dropped <text:span text:style-name="T2">jaybird-pool</text:span> jar from the distribution (all classes are include in the <text:span text:style-name="T2">jaybird</text:span> jar and the <text:span text:style-name="T2">jaybird-full</text:span> jar)</text:p>
        </text:list-item>
        <text:list-item>
          <text:p text:style-name="P22"><text:span text:style-name="T2">FBResultSetMetaData#getcolumnName(int)</text:span> will now return the original column name (if available) for compliance to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CachedRowSet.</text:p>
        </text:list-item>
        <text:list-item>
          <text:p text:style-name="P22"><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22"><text:span text:style-name="T2">FBDatabaseMetaData#getIndexInfo(..)</text:span> now also returns expression indexes. The <text:span text:style-name="T2">COLUMN_NAME</text:span> column will contain the expression (if available).</text:p>
        </text:list-item>
        <text:list-item>
          <text:p text:style-name="P22"><text:span text:style-name="T2">FBDatabaseMetaData#getIndexInfo(..)</text:span> now correctly limits the returned indexes to unique indexes when parameter <text:span text:style-name="T2">unique</text:span> is set to <text:span text:style-name="T2">true</text:span>.</text:p>
        </text:list-item>
        <text:list-item>
          <text:p text:style-name="P22">The connection property <text:span text:style-name="T2">octetsAsBytes</text:span> can be used to identify fields with <text:span text:style-name="T2">CHARACTER SET OCTETS</text:span> as being <text:span text:style-name="T2">(VAR)BINARY</text:span> (in the resultsetmetadata only)<text:change-start text:change-id="ct333967832"/></text:p>
        </text:list-item>
        <text:list-item>
          <text:p text:style-name="P22">The <text:span text:style-name="T2">getTime(</text:span>), <text:span text:style-name="T2">getDate()</text:span>, <text:span text:style-name="T2">getTime</text:span><text:change-end text:change-id="ct333967832"/><text:change-start text:change-id="ct333967936"/><text:span text:style-name="T2">stamp()</text:span> methods which take a <text:span text:style-name="T2">Calendar</text:span> object now correctly handle<text:change-end text:change-id="ct333967936"/><text:change-start text:change-id="ct333968040"/> conversions around Daylight Savings Time (DST) changes. Before the time was first converted to the local JVM timezone, and then to the timezone of the provided <text:span text:style-name="T2">Calendar</text:span>, this could lose up to an hour in time. Now<text:change-end text:change-id="ct333968040"/><text:change-start text:change-id="ct333968248"/> the time is converted directly to the timezone of the provided <text:span text:style-name="T2">Calendar</text:span>.<text:change-end text:change-id="ct333968248"/><text:change-start text:change-id="ct333969080"/> <text:span text:style-name="T13">(</text:span><text:a xlink:type="simple" xlink:href="http://tracker.firebirdsql.org/browse/JDBC-154"><text:span text:style-name="T13">JDBC-154</text:span></text:a><text:span text:style-name="T13">)</text:span><text:change-end text:change-id="ct333969080"/></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Heading_20_3" text:outline-level="3"><text:bookmark-start text:name="__RefHeading__2751_1560579136"/>Compatibility changes<text:bookmark-end text:name="__RefHeading__2751_1560579136"/></text:h>
      <text:p text:style-name="Text_20_body">Jaybird 2.2 introduces some changes in compatibility and announces future breaking changes.</text:p>
      <text:p text:style-name="Heading_20_4">Java support</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p text:style-name="Heading_20_4"><text:soft-page-break/>Firebird support</text:p>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s have been deprecated and will be removed in Jaybird 2.3:</text:p>
      <text:list xml:id="list38207709" text:style-name="L6">
        <text:list-item>
          <text:p text:style-name="P24">org.firebirdsql.pool.DriverConnectionPoolDataSource</text:p>
        </text:list-item>
        <text:list-item>
          <text:p text:style-name="P24">org.firebirdsql.pool.FBConnectionPoolDataSource</text:p>
        </text:list-item>
        <text:list-item>
          <text:p text:style-name="P24">org.firebirdsql.pool.sun.AppServerDataSource</text:p>
        </text:list-item>
        <text:list-item>
          <text:p text:style-name="P24">org.firebirdsql.pool.sun.AppServerXADataSource</text:p>
        </text:list-item>
        <text:list-item>
          <text:p text:style-name="P24">org.firebirdsql.jca.FBXADataSource</text:p>
        </text:list-item>
        <text:list-item>
          <text:p text:style-name="P24">org.firebirdsql.pool.SimpleDataSource</text:p>
        </text:list-item>
      </text:list>
      <text:p text:style-name="Text_20_body">Their replacement classes are:</text:p>
      <text:list xml:id="list38219987" text:style-name="L7">
        <text:list-item>
          <text:p text:style-name="P25">org.firebirdsql.ds.FBConnectionPoolDataSource</text:p>
        </text:list-item>
        <text:list-item>
          <text:p text:style-name="P25">org.firebirdsql.ds.FBXADataSource</text:p>
        </text:list-item>
        <text:list-item>
          <text:p text:style-name="P27"><text:span text:style-name="T2">org.firebirdsql.pool.FBSimpleDataSource</text:span> (a normal <text:span text:style-name="T2">DataSource</text:span>)</text:p>
        </text:list-item>
      </text:list>
      <text:p text:style-name="Text_20_body">We strongly urge you to switch to these new implementations if you are using them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you to switch to <text:span text:style-name="T2">FBSimpleDataSource</text:span><text:span text:style-name="T9">.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provided by application servers) and should not be connection pools themselves.</text:p>
      <text:p text:style-name="Heading_20_4">Future changes to Jaybird</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8203709" text:style-name="L8">
        <text:list-item>
          <text:p text:style-name="P28">org.firebirdsql.jdbc.FBWrappingDataSource<text:span text:style-name="T8"> (old deprecated class subclassing </text:span>org.firebirdsql.pool.FBWrappingDataSource<text:span text:style-name="T8">), only included in </text:span><text:span text:style-name="T1">jaybird-full</text:span><text:span text:style-name="T8"> jar</text:span></text:p>
        </text:list-item>
      </text:list>
      <text:p text:style-name="Text_20_body">Furthermore the following interfaces will be removed as they are no longer needed:</text:p>
      <text:list xml:id="list38209814" text:style-name="L9">
        <text:list-item>
          <text:p text:style-name="P30"><text:span text:style-name="T2">FirebirdSavepoint</text:span> (identical to <text:span text:style-name="T2">java.sql.Savepoint</text:span>)</text:p>
        </text:list-item>
      </text:list>
      <text:p text:style-name="Text_20_body">The following interfaces will have some of the methods removed:</text:p>
      <text:list xml:id="list38213763" text:style-name="L10">
        <text:list-item>
          <text:p text:style-name="P26"><text:soft-page-break/>FirebirdConnection</text:p>
          <text:list>
            <text:list-item>
              <text:p text:style-name="P31"><text:span text:style-name="T2">setFirebirdSavepoint()</text:span> replace with <text:span text:style-name="T2">Connection#setSavepoint()</text:span></text:p>
            </text:list-item>
            <text:list-item>
              <text:p text:style-name="P31"><text:span text:style-name="T17">setFirebirdSavepoint(String name)</text:span><text:span text:style-name="T18"> replace with </text:span><text:span text:style-name="T17">Connection#setSavepoint(String name)</text:span></text:p>
            </text:list-item>
            <text:list-item>
              <text:p text:style-name="P29">rollback(FirebirdSavepoint savepoint)<text:span text:style-name="T8"> replace with </text:span>Connection#rollback(Savepoint savepoint)</text:p>
            </text:list-item>
            <text:list-item>
              <text:p text:style-name="P31"><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Text_20_body">From Jaybird 2.3 on <text:span text:style-name="T2">(VAR)CHAR CHARACTER SET OCTETS</text:span> will be considered to be of <text:span text:style-name="T2">java.sql.Types</text:span> type <text:span text:style-name="T2">(VAR)BINAR</text:span><text:span text:style-name="T2">Y</text:span><text:span text:style-name="T8">. This should not impact normal use of methods li</text:span><text:span text:style-name="T8">ke </text:span><text:span text:style-name="T2">get/setString()</text:span><text:span text:style-name="T8">, but will impact the metadata and the type of object returned by </text:span><text:span text:style-name="T2">getObject()</text:span><text:span text:style-name="T8"> </text:span><text:span text:style-name="T8">(a byte array instead of a String).</text:span></text:p>
      <text:p text:style-name="Text_20_body"/>
      <text:h text:style-name="P49" text:outline-level="2"><text:bookmark-start text:name="__RefHeading__8761_1080388197"/>Distribution package<text:bookmark-end text:name="__RefHeading__8761_1080388197"/></text:h>
      <text:p text:style-name="Text_20_body">The following file groups can be found in distribution package:</text:p>
      <text:list xml:id="list38207172" text:style-name="L11">
        <text:list-item>
          <text:p text:style-name="P32"><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32"><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32"><text:span text:style-name="T2">jaybird-2.2.0-sources.jar</text:span> – archive containing the sources of Jaybird (specific to this JDK version); for including Jaybird sources in your IDE</text:p>
        </text:list-item>
        <text:list-item>
          <text:p text:style-name="P32"><text:span text:style-name="Source_20_Text"><text:span text:style-name="T1">lib/connector-api-1.5.jar</text:span></text:span> – archive containing JCA 1.5 classes (required dependency)</text:p>
        </text:list-item>
        <text:list-item>
          <text:p text:style-name="P32"><text:span text:style-name="T2">lib/antlr-runtime-3.4.jar</text:span> – archive containing ANTLR runtime classes, required for generated keys functionality (optional dependency)</text:p>
        </text:list-item>
        <text:list-item>
          <text:p text:style-name="P32"><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8728498" text:continue-numbering="true" text:style-name="L11">
        <text:list-item>
          <text:p text:style-name="P32"><text:span text:style-name="Source_20_Text"><text:span text:style-name="T1">jaybird22.dll</text:span></text:span> – Windows 32-bit</text:p>
        </text:list-item>
        <text:list-item>
          <text:p text:style-name="P32"><text:span text:style-name="Source_20_Text"><text:span text:style-name="T1">jaybird22_x64.dll</text:span></text:span> – Windows 64-bit</text:p>
        </text:list-item>
        <text:list-item>
          <text:p text:style-name="P32"><text:span text:style-name="T2">libjaybird22.so</text:span> – Linux 32-bit (x86)</text:p>
        </text:list-item>
        <text:list-item>
          <text:p text:style-name="P32"><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8208021" text:style-name="L12">
        <text:list-item>
          <text:p text:style-name="P33">x86: <text:a xlink:type="simple" xlink:href="http://www.microsoft.com/download/en/details.aspx?id=8328">http://www.microsoft.com/download/en/details.aspx?id=8328</text:a></text:p>
        </text:list-item>
        <text:list-item>
          <text:p text:style-name="P33">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49"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8222549" text:style-name="L13">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49"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p>
      <text:p text:style-name="Table_20_Contents"><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 </text:span></text:span><text:span text:style-name="Source_20_Text"><text:span text:style-name="T2">jdbc:firebirdsql://host:port</text:span></text:span><text:span text:style-name="Source_20_Text"><text:span text:style-name="T4">//</text:span></text:span><text:span text:style-name="Source_20_Text"><text:span text:style-name="T2">opt/firebird/db.fdb</text:span></text:span><text:span text:style-name="Source_20_Text"><text:span text:style-name="T8">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49"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8197681" text:style-name="L14">
        <text:list-item>
          <text:p text:style-name="P35"><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35"><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35">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8219337" text:style-name="L15">
        <text:list-item>
          <text:p text:style-name="P36"><text:soft-page-break/><text:span text:style-name="Source_20_Text"><text:span text:style-name="T1">FIREBIRD</text:span></text:span> environment variable.</text:p>
        </text:list-item>
        <text:list-item>
          <text:p text:style-name="P36"><text:span text:style-name="Source_20_Text"><text:span text:style-name="T1">RootDirectory</text:span></text:span> parameter in the <text:span text:style-name="Source_20_Text"><text:span text:style-name="T1">firebird.conf</text:span></text:span> file.</text:p>
        </text:list-item>
        <text:list-item>
          <text:p text:style-name="P36">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49"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8221758" text:style-name="L16">
        <text:list-item>
          <text:p text:style-name="P37"><text:span text:style-name="Source_20_Text"><text:span text:style-name="T1">EventManager</text:span></text:span> interface to register for the synchronous and asynchronous notification about the events in the database;</text:p>
        </text:list-item>
        <text:list-item>
          <text:p text:style-name="P37"><text:span text:style-name="Source_20_Text"><text:span text:style-name="T1">EventListener</text:span></text:span> interface which has to be implemented by the application that wants to participate in the asynchronous notification;</text:p>
        </text:list-item>
        <text:list-item>
          <text:p text:style-name="P37"><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37">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8204832" text:style-name="L17">
        <text:list-item>
          <text:p text:style-name="P38"><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38"><text:span text:style-name="Source_20_Text"><text:span text:style-name="T1">isc_dpb_result_set_holdable</text:span></text:span> as a DPB member;</text:p>
        </text:list-item>
        <text:list-item>
          <text:p text:style-name="P38"><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6">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8215022" text:style-name="L18">
        <text:list-item>
          <text:p text:style-name="P39">the <text:span text:style-name="Source_20_Text"><text:span text:style-name="T1">SELECT</text:span></text:span> references a single table;</text:p>
        </text:list-item>
        <text:list-item>
          <text:p text:style-name="P39"><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39">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39">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8203668" text:style-name="L19">
        <text:list-item>
          <text:p text:style-name="P41">database backup/restore on remote server; it is possible to performs metadata-only backups, switch the garbage collection during backup off, restore databases with no validity constraints or active indices, etc.</text:p>
        </text:list-item>
        <text:list-item>
          <text:p text:style-name="P41">database maintenance, e.g. database shutdown, sweep, changing the forced writes settings, changing SQL dialect of the database, shadow management, etc.</text:p>
        </text:list-item>
        <text:list-item>
          <text:p text:style-name="P41">retrieving database statistics including header page statistics, system table statistics, data page statistics and index statistics.</text:p>
        </text:list-item>
        <text:list-item>
          <text:p text:style-name="P40">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ext:soft-page-break/>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8209189" text:style-name="L20">
              <text:list-item>
                <text:p text:style-name="P55"><text:span text:style-name="Source_20_Text"><text:span text:style-name="T1">PURE_JAVA</text:span></text:span> or <text:span text:style-name="Source_20_Text"><text:span text:style-name="T1">TYPE4</text:span></text:span> for type 4 JDBC driver </text:p>
              </text:list-item>
              <text:list-item>
                <text:p text:style-name="P55"><text:span text:style-name="Source_20_Text"><text:span text:style-name="T1">NATIVE</text:span></text:span> or <text:span text:style-name="Source_20_Text"><text:span text:style-name="T1">TYPE2</text:span></text:span> for type 2 JDBC driver </text:p>
              </text:list-item>
              <text:list-item>
                <text:p text:style-name="P50"><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text:soft-page-break/>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8207350" text:style-name="L21">
              <text:list-item>
                <text:p text:style-name="P56"><text:span text:style-name="Source_20_Text"><text:span text:style-name="T2">TRANSACTION_READ_COMMITTE</text:span></text:span><text:span text:style-name="Source_20_Text"><text:span text:style-name="T2">D</text:span></text:span><text:span text:style-name="T2"> </text:span></text:p>
              </text:list-item>
              <text:list-item>
                <text:p text:style-name="P56"><text:span text:style-name="Source_20_Text"><text:span text:style-name="T2">TRANSACTION_REPEATABLE_READ</text:span></text:span><text:span text:style-name="T2"> </text:span></text:p>
              </text:list-item>
              <text:list-item>
                <text:p text:style-name="P51"><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42" text:outline-level="2"/>
      <text:h text:style-name="P49"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8201302" text:style-name="L22">
        <text:list-item>
          <text:p text:style-name="P43"><text:span text:style-name="Source_20_Text"><text:span text:style-name="T1">java.sql.Array</text:span></text:span> data type is not (yet) supported</text:p>
        </text:list-item>
        <text:list-item>
          <text:p text:style-name="P43"><text:span text:style-name="Source_20_Text"><text:span text:style-name="T1">java.sql.Blob</text:span></text:span> does not implement following methods:</text:p>
          <text:list>
            <text:list-item>
              <text:p text:style-name="P43"><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43"><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43"><text:span text:style-name="Source_20_Text"><text:span text:style-name="T1">java.sql.Connection</text:span></text:span></text:p>
          <text:list>
            <text:list-item>
              <text:p text:style-name="P43"><text:span text:style-name="Source_20_Text"><text:span text:style-name="T1">getCatalog()</text:span></text:span> and <text:span text:style-name="Source_20_Text"><text:span text:style-name="T1">setCatalog(String)</text:span></text:span> are not supported by Firebird server</text:p>
            </text:list-item>
            <text:list-item>
              <text:p text:style-name="P43"><text:span text:style-name="Source_20_Text"><text:span text:style-name="T1">getTypeMap()</text:span></text:span> and <text:span text:style-name="Source_20_Text"><text:span text:style-name="T1">setTypeMap(Map)</text:span></text:span> are not supported</text:p>
            </text:list-item>
          </text:list>
        </text:list-item>
        <text:list-item>
          <text:p text:style-name="P43"><text:span text:style-name="Source_20_Text"><text:span text:style-name="T1">java.sql.Ref</text:span></text:span><text:span text:style-name="Source_20_Text"> </text:span>data type is not supported by Firebird server</text:p>
        </text:list-item>
        <text:list-item>
          <text:p text:style-name="P43"><text:span text:style-name="Source_20_Text"><text:span text:style-name="T1">java.sql.SQLData</text:span></text:span> data type is not supported by Firebird server</text:p>
        </text:list-item>
        <text:list-item>
          <text:p text:style-name="P43"><text:span text:style-name="Source_20_Text"><text:span text:style-name="T1">java.sql.SQLInput</text:span></text:span> is not supported</text:p>
        </text:list-item>
        <text:list-item>
          <text:p text:style-name="P43"><text:span text:style-name="Source_20_Text"><text:span text:style-name="T1">java.sql.SQLOutput</text:span></text:span> is not supported</text:p>
        </text:list-item>
        <text:list-item>
          <text:p text:style-name="P43"><text:span text:style-name="T2">java.sql.SQLXML</text:span> is not supported</text:p>
        </text:list-item>
        <text:list-item>
          <text:p text:style-name="P43"><text:span text:style-name="T2">java.sql</text:span><text:span text:style-name="T2">.RowId</text:span> is not supported</text:p>
        </text:list-item>
        <text:list-item>
          <text:p text:style-name="P43"><text:span text:style-name="T2">java.sql.NClob</text:span> is not supported</text:p>
        </text:list-item>
        <text:list-item>
          <text:p text:style-name="P43"><text:span text:style-name="Source_20_Text"><text:span text:style-name="T1">java.sql.Statement</text:span></text:span></text:p>
          <text:list>
            <text:list-item>
              <text:p text:style-name="P43"><text:span text:style-name="Source_20_Text"><text:span text:style-name="T1">cancel()</text:span></text:span> is implemented, but not fully supported by Jaybird</text:p>
            </text:list-item>
          </text:list>
        </text:list-item>
        <text:list-item>
          <text:p text:style-name="P43"><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8735053" text:continue-list="list38201302" text:style-name="L22">
        <text:list-item text:start-value="1">
          <text:p text:style-name="P43"><text:span text:style-name="Source_20_Text"><text:span text:style-name="T1">java.sql.Statement</text:span></text:span> </text:p>
          <text:list>
            <text:list-item>
              <text:p text:style-name="P43"><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43"><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43"><text:span text:style-name="Source_20_Text"><text:span text:style-name="T1">java.sql.PreparedStatement</text:span></text:span> </text:p>
          <text:list>
            <text:list-item>
              <text:p text:style-name="P43"><text:span text:style-name="Source_20_Text"><text:span text:style-name="T1">setObject(int index, Object object, int type)</text:span></text:span> Target SQL type is determined from the class of the passed object and corresponding parameter is ignored.</text:p>
            </text:list-item>
            <text:list-item>
              <text:p text:style-name="P43"><text:span text:style-name="Source_20_Text"><text:span text:style-name="T1">setObject(int index, Object object, int type, int scale)</text:span></text:span> Same as above, type and scale are ignored.</text:p>
            </text:list-item>
          </text:list>
        </text:list-item>
        <text:list-item>
          <text:p text:style-name="P43"><text:span text:style-name="Source_20_Text"><text:span text:style-name="T1">java.sql.ResultSetMetaData</text:span></text:span> </text:p>
          <text:list>
            <text:list-item>
              <text:p text:style-name="P43"><text:span text:style-name="Source_20_Text"><text:span text:style-name="T1">isReadOnly()</text:span></text:span> always returns false </text:p>
            </text:list-item>
            <text:list-item>
              <text:p text:style-name="P43"><text:soft-page-break/><text:span text:style-name="Source_20_Text"><text:span text:style-name="T1">isWritable()</text:span></text:span> always returns true </text:p>
            </text:list-item>
            <text:list-item>
              <text:p text:style-name="P47"><text:span text:style-name="Source_20_Text"><text:span text:style-name="T1">isDefinitivelyWritable()</text:span></text:span> always returns true</text:p>
            </text:list-item>
          </text:list>
        </text:list-item>
      </text:list>
      <text:h text:style-name="P49"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8205630" text:style-name="L23">
        <text:list-item>
          <text:p text:style-name="P44"><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4"><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44"><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7">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JDBC-162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P2"><text:soft-page-break/>We advise you to either only access columns by their index or use an implementation which correctly uses the column label for column lookup (which is either the alias or the original column name if no alias was defined).</text:p>
      <text:h text:style-name="P49" text:outline-level="2"><text:bookmark-start text:name="__RefHeading__2807_1560579136"/>Connection pooling with Jaybird<text:bookmark-end text:name="__RefHeading__2807_1560579136"/></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text:soft-page-break/>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text:soft-page-break/>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text:soft-page-break/>“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8199469" text:style-name="L24">
              <text:list-item>
                <text:p text:style-name="P52">When physical connection is added to the pool – <text:span text:style-name="Source_20_Text"><text:span text:style-name="T1">DEBUG</text:span></text:span></text:p>
              </text:list-item>
              <text:list-item>
                <text:p text:style-name="P52">When a maximum pool capacity is reached – <text:span text:style-name="Source_20_Text"><text:span text:style-name="T1">DEBUG</text:span></text:span></text:p>
              </text:list-item>
              <text:list-item>
                <text:p text:style-name="P52">When connection is obtained from pool – <text:span text:style-name="Source_20_Text"><text:span text:style-name="T1">DEBUG</text:span></text:span></text:p>
              </text:list-item>
              <text:list-item>
                <text:p text:style-name="P52">When connection is released back to pool – <text:span text:style-name="Source_20_Text"><text:span text:style-name="T1">DEBUG</text:span></text:span></text:p>
              </text:list-item>
              <text:list-item>
                <text:p text:style-name="P52">Whether pool supports open statements across transaction boundaries – <text:span text:style-name="Source_20_Text"><text:span text:style-name="T1">INFO</text:span></text:span></text:p>
              </text:list-item>
            </text:list>
          </table:table-cell>
        </table:table-row>
        <text:soft-page-break/>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8219528" text:style-name="L25">
              <text:list-item>
                <text:p text:style-name="P53">Connection is allocated from the pool – <text:span text:style-name="Source_20_Text"><text:span text:style-name="T1">DEBUG</text:span></text:span></text:p>
              </text:list-item>
              <text:list-item>
                <text:p text:style-name="P53">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8203353" text:style-name="L26">
              <text:list-item>
                <text:p text:style-name="P54">When a statement is prepared – <text:span text:style-name="Source_20_Text"><text:span text:style-name="T1">INFO</text:span></text:span></text:p>
              </text:list-item>
              <text:list-item>
                <text:p text:style-name="P54">When statement cache is cleaned – <text:span text:style-name="Source_20_Text"><text:span text:style-name="T1">INFO</text:span></text:span></text:p>
              </text:list-item>
              <text:list-item>
                <text:p text:style-name="P54">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creation-date>2004-07-23T10:39:52</meta:creation-date>
    <dc:date>2012-05-06T18:58:31.57</dc:date>
    <meta:print-date>2011-10-09T10:12:42.06</meta:print-date>
    <dc:language>en-US</dc:language>
    <meta:editing-cycles>324</meta:editing-cycles>
    <meta:editing-duration>P4DT3H53M29S</meta:editing-duration>
    <dc:creator>Mark Rotteveel</dc:creator>
    <meta:document-statistic meta:table-count="9" meta:image-count="0" meta:object-count="0" meta:page-count="29" meta:paragraph-count="699" meta:word-count="7613" meta:character-count="52291" meta:non-whitespace-character-count="45929"/>
    <meta:user-defined meta:name="Info 1"/>
    <meta:user-defined meta:name="Info 2"/>
    <meta:user-defined meta:name="Info 3"/>
    <meta:user-defined meta:name="Info 4"/>
  </office:meta>
</office:document-meta>
</file>